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widows="1"/>
      <style:text-properties fo:font-variant="normal" fo:text-transform="none" fo:color="#666666" style:font-name="Verdana" fo:font-size="9.75pt" fo:letter-spacing="normal" fo:font-style="normal" fo:font-weight="normal"/>
    </style:style>
    <style:style style:name="P2" style:family="paragraph" style:parent-style-name="Text_20_body" style:list-style-name="L2">
      <style:paragraph-properties fo:widows="1"/>
      <style:text-properties fo:font-variant="normal" fo:text-transform="none" fo:color="#666666" style:font-name="Verdana" fo:font-size="9.75pt" fo:letter-spacing="normal" fo:font-style="normal" fo:font-weight="normal"/>
    </style:style>
    <style:style style:name="P3" style:family="paragraph" style:parent-style-name="Text_20_body" style:list-style-name="L3">
      <style:paragraph-properties fo:widows="1"/>
      <style:text-properties fo:font-variant="normal" fo:text-transform="none" fo:color="#666666" style:font-name="Verdana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widows="1"/>
    </style:style>
    <style:style style:name="P5" style:family="paragraph" style:parent-style-name="Text_20_body" style:list-style-name="L2">
      <style:paragraph-properties fo:widows="1"/>
    </style:style>
    <style:style style:name="P6" style:family="paragraph" style:parent-style-name="Text_20_body" style:list-style-name="L3">
      <style:paragraph-properties fo:widows="1"/>
    </style:style>
    <style:style style:name="P7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666666" style:font-name="Verdana" fo:font-size="9.75pt" fo:letter-spacing="normal" fo:font-style="normal" fo:font-weight="normal"/>
    </style:style>
    <style:style style:name="P8" style:family="paragraph" style:parent-style-name="Heading_20_2">
      <style:text-properties fo:font-variant="normal" fo:text-transform="none" fo:color="#3998d4" style:font-name="Verdana" fo:font-size="13.5pt" fo:letter-spacing="normal" fo:font-style="normal"/>
    </style:style>
    <style:style style:name="P9" style:family="paragraph" style:parent-style-name="Heading_20_2">
      <style:paragraph-properties fo:margin-left="0in" fo:margin-right="0in" fo:widows="1" fo:text-indent="0in" style:auto-text-indent="false"/>
      <style:text-properties fo:font-variant="normal" fo:text-transform="none" fo:color="#3998d4" style:font-name="Verdana" fo:font-size="13.5pt" fo:letter-spacing="normal" fo:font-style="normal"/>
    </style:style>
    <style:style style:name="T1" style:family="text">
      <style:text-properties fo:font-variant="normal" fo:text-transform="none" fo:color="#666666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000066" style:font-name="Verdana" fo:font-size="9.7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Java Keytool Commands for Creating and Importing</text:h>
      <text:p text:style-name="P7">These commands allow you to generate a new Java Keytool keystore file, create a CSR, and import certificates. Any root or intermediate certificates will need to be imported before importing the primary certificate for your domain.</text:p>
      <text:list xml:id="list6165996584101211617" text:style-name="L1">
        <text:list-item>
          <text:p text:style-name="P4"><text:span text:style-name="Strong_20_Emphasis"><text:span text:style-name="T1">Generate a Java keystore and key pair</text:span></text:span></text:p>
          <text:p text:style-name="P1">keytool -genkey -alias <text:span text:style-name="T3">mydomain</text:span> -keyalg RSA -keystore <text:span text:style-name="T3">keystore.jks </text:span>-keysize 2048</text:p>
        </text:list-item>
        <text:list-item>
          <text:p text:style-name="P4"><text:span text:style-name="Strong_20_Emphasis"><text:span text:style-name="T1">Generate a certificate signing request (CSR) for an existing Java keystore</text:span></text:span></text:p>
          <text:p text:style-name="P1">keytool -certreq -alias <text:span text:style-name="T3">mydomain</text:span> -keystore <text:span text:style-name="T3">keystore.jks</text:span> -file <text:span text:style-name="T3">mydomain.csr</text:span></text:p>
        </text:list-item>
        <text:list-item>
          <text:p text:style-name="P4"><text:span text:style-name="Strong_20_Emphasis"><text:span text:style-name="T1">Import a root or intermediate CA certificate to an existing Java keystore</text:span></text:span></text:p>
          <text:p text:style-name="P1">keytool -import -trustcacerts -alias root -file <text:span text:style-name="T3">Thawte.crt</text:span> -keystore <text:span text:style-name="T3">keystore.jks</text:span></text:p>
        </text:list-item>
        <text:list-item>
          <text:p text:style-name="P4"><text:span text:style-name="Strong_20_Emphasis"><text:span text:style-name="T1">Import a signed primary certificate to an existing Java keystore</text:span></text:span></text:p>
          <text:p text:style-name="P1">keytool -import -trustcacerts -alias <text:span text:style-name="T3">mydomain</text:span> -file <text:span text:style-name="T3">mydomain.crt</text:span> -keystore <text:span text:style-name="T3">keystore.jks</text:span></text:p>
        </text:list-item>
        <text:list-item>
          <text:p text:style-name="P4"><text:span text:style-name="Strong_20_Emphasis"><text:span text:style-name="T1">Generate a keystore and self-signed certificate</text:span></text:span><text:span text:style-name="T1"> (see </text:span><text:a xlink:type="simple" xlink:href="https://www.sslshopper.com/article-how-to-create-a-self-signed-certificate-using-java-keytool.html"><text:span text:style-name="T2">How to Create a Self Signed Certificate using Java Keytool</text:span></text:a><text:span text:style-name="T1"> for more info)</text:span></text:p>
          <text:p text:style-name="P1">keytool -genkey -keyalg RSA -alias selfsigned -keystore <text:span text:style-name="T3">keystore.jks</text:span> -storepass <text:span text:style-name="T3">password</text:span> -validity 360 -keysize 2048</text:p>
        </text:list-item>
      </text:list>
      <text:h text:style-name="P9" text:outline-level="2">Java Keytool Commands for Checking</text:h>
      <text:p text:style-name="P7">If you need to check the information within a certificate, or Java keystore, use these commands.</text:p>
      <text:list xml:id="list577019596545296832" text:style-name="L2">
        <text:list-item>
          <text:p text:style-name="P5"><text:span text:style-name="Strong_20_Emphasis"><text:span text:style-name="T1">Check a stand-alone certificate</text:span></text:span></text:p>
          <text:p text:style-name="P2">keytool -printcert -v -file <text:span text:style-name="T3">mydomain.crt</text:span></text:p>
        </text:list-item>
        <text:list-item>
          <text:p text:style-name="P5"><text:span text:style-name="Strong_20_Emphasis"><text:span text:style-name="T1">Check which certificates are in a Java keystore</text:span></text:span></text:p>
          <text:p text:style-name="P2">keytool -list -v -keystore <text:span text:style-name="T3">keystore.jks</text:span></text:p>
        </text:list-item>
        <text:list-item>
          <text:p text:style-name="P5"><text:span text:style-name="Strong_20_Emphasis"><text:span text:style-name="T1">Check a particular keystore entry using an alias</text:span></text:span></text:p>
          <text:p text:style-name="P2">keytool -list -v -keystore <text:span text:style-name="T3">keystore.jks</text:span> -alias mydomain</text:p>
        </text:list-item>
      </text:list>
      <text:h text:style-name="P9" text:outline-level="2">Other Java Keytool Commands</text:h>
      <text:list xml:id="list1767858912090540239" text:style-name="L3">
        <text:list-item>
          <text:p text:style-name="P6"><text:span text:style-name="Strong_20_Emphasis"><text:span text:style-name="T1">Delete a certificate from a Java Keytool keystore</text:span></text:span></text:p>
          <text:p text:style-name="P3">keytool -delete -alias <text:span text:style-name="T3">mydomain</text:span> -keystore <text:span text:style-name="T3">keystore.jks</text:span></text:p>
        </text:list-item>
        <text:list-item>
          <text:p text:style-name="P6"><text:span text:style-name="Strong_20_Emphasis"><text:span text:style-name="T1">Change a Java keystore password</text:span></text:span></text:p>
          <text:p text:style-name="P3">keytool -storepasswd -new new_storepass -keystore <text:span text:style-name="T3">keystore.jks</text:span></text:p>
        </text:list-item>
        <text:list-item>
          <text:p text:style-name="P6"><text:span text:style-name="Strong_20_Emphasis"><text:span text:style-name="T1">Export a certificate from a keystore</text:span></text:span></text:p>
          <text:p text:style-name="P3"><text:soft-page-break/>keytool -export -alias <text:span text:style-name="T3">mydomain</text:span> -file <text:span text:style-name="T3">mydomain.crt</text:span> -keystore <text:span text:style-name="T3">keystore.jks</text:span></text:p>
        </text:list-item>
        <text:list-item>
          <text:p text:style-name="P6"><text:span text:style-name="Strong_20_Emphasis"><text:span text:style-name="T1">List Trusted CA Certs</text:span></text:span></text:p>
          <text:p text:style-name="P3">keytool -list -v -keystore $JAVA_HOME/jre/lib/security/cacerts</text:p>
        </text:list-item>
        <text:list-item>
          <text:p text:style-name="P6"><text:span text:style-name="Strong_20_Emphasis"><text:span text:style-name="T1">Import New CA into Trusted Certs</text:span></text:span></text:p>
          <text:p text:style-name="P3">keytool -import -trustcacerts -file <text:span text:style-name="T3">/path/to/ca/ca.pem</text:span> -alias <text:span text:style-name="T3">CA_ALIAS</text:span> -keystore $JAVA_HOME/jre/lib/security/cacer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12-09T10:25:18.273119205</meta:creation-date>
    <dc:date>2015-12-09T10:25:48.729094129</dc:date>
    <dc:creator>Sajan Shakya</dc:creator>
    <meta:editing-duration>P0D</meta:editing-duration>
    <meta:editing-cycles>1</meta:editing-cycles>
    <meta:document-statistic meta:table-count="0" meta:image-count="0" meta:object-count="0" meta:page-count="2" meta:paragraph-count="31" meta:word-count="304" meta:character-count="2069" meta:non-whitespace-character-count="1822"/>
    <meta:generator>LibreOffice/4.2.8.2$Linux_X86_64 LibreOffice_project/420m0$Build-2</meta:generator>
  </office:meta>
</office:document-meta>
</file>